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6000002BD067F34F531393B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1.524cm" presentation:class="title" presentation:user-transformed="true">
          <draw:text-box>
            <text:p>DI Containers</text:p>
          </draw:text-box>
        </draw:frame>
        <draw:frame presentation:style-name="pr2" draw:text-style-name="P1" draw:layer="layout" svg:width="25.191cm" svg:height="12.182cm" svg:x="1.399cm" svg:y="4.915cm" presentation:class="subtitle">
          <draw:text-box>
            <text:p><text:span text:style-name="T1">Idaho-PHP</text:span></text:p>
            <text:p><text:span text:style-name="T1">Sept 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DI Container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Dependency Injection</text:p>
              </text:list-item>
              <text:list-item>
                <text:p>DI Containers</text:p>
              </text:list-item>
              <text:list-item>
                <text:p>Review options for DI Contain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3 programming structures</text:p>
                <text:list>
                  <text:list-item>
                    <text:p>Sequence (top-down, goto, include/require)</text:p>
                  </text:list-item>
                  <text:list-item>
                    <text:p>Selection (if, else, switch)</text:p>
                  </text:list-item>
                  <text:list-item>
                    <text:p>Repetition (for, foreach, whi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ommon situation – Sending email:</text:p>
                <text:list>
                  <text:list-item>
                    <text:p>Get to, subject and message from user</text:p>
                  </text:list-item>
                  <text:list-item>
                    <text:p>Validate data points</text:p>
                  </text:list-item>
                  <text:list-item>
                    <text:p>Send message</text:p>
                    <text:p/>
                  </text:list-item>
                </text:list>
                <text:p/>
                <text:p>~ Email 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roblem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roblems?</text:p>
                <text:list>
                  <text:list-item>
                    <text:p>Not reusable</text:p>
                  </text:list-item>
                  <text:list-item>
                    <text:p>Not correct</text:p>
                  </text:list-item>
                  <text:list-item>
                    <text:p>Hard to understand</text:p>
                  </text:list-item>
                  <text:list-item>
                    <text:p>Not easily testable</text:p>
                  </text:list-item>
                </text:list>
                <text:p/>
                <text:p>~ Email 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Refactor to functions file</text:p>
                <text:list>
                  <text:list-item>
                    <text:p>Improves readability</text:p>
                  </text:list-item>
                  <text:list-item>
                    <text:p>Improves portability/reusability</text:p>
                    <text:p/>
                  </text:list-item>
                  <text:list-item>
                    <text:p>Confusing variable names</text:p>
                  </text:list-item>
                  <text:list-item>
                    <text:p>Environmental iss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bject-Oriented Programming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OOP allows us to model our systems as collections of objects that can be manipulated modularly</text:p>
              </text:list-item>
              <text:list-item>
                <text:p>Promotes</text:p>
                <text:list>
                  <text:list-item>
                    <text:p>Code re-use</text:p>
                  </text:list-item>
                  <text:list-item>
                    <text:p>Testability</text:p>
                  </text:list-item>
                  <text:list-item>
                    <text:p>Declarative programming</text:p>
                  </text:list-item>
                </text:list>
                <text:p/>
                <text:p>~ Email 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bject-Oriented Programming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OOP simplifies Service Oriented Architecture</text:p>
              </text:list-item>
              <text:list-item>
                <text:p>Promotes SRP</text:p>
                <text:p/>
                <text:list>
                  <text:list-item>
                    <text:p>Introduces coupling into application</text:p>
                  </text:list-item>
                  <text:list-item>
                    <text:p>Harder to separate functionality across environments</text:p>
                  </text:list-item>
                </text:list>
                <text:p/>
                <text:p>~ Email 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bject-Oriented Programming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ependency Injection</text:p>
                <text:list>
                  <text:list-item>
                    <text:p>Provide dependencies to services rather than them creating/managing them</text:p>
                  </text:list-item>
                  <text:list-item>
                    <text:p>Significantly improves testability</text:p>
                    <text:list>
                      <text:list-item>
                        <text:p>Inject mock/stub objects with known behavior</text:p>
                      </text:list-item>
                    </text:list>
                  </text:list-item>
                </text:list>
                <text:p/>
                <text:p>~ Email 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bject-Oriented Programming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roblem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bject-Oriented Programming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roblems?</text:p>
                <text:list>
                  <text:list-item>
                    <text:p>Environmental issues</text:p>
                  </text:list-item>
                  <text:list-item>
                    <text:p>Security issues</text:p>
                  </text:list-item>
                  <text:list-item>
                    <text:p>Duplicated code</text:p>
                  </text:list-item>
                </text:list>
                <text:p/>
              </text:list-item>
              <text:list-item>
                <text:p>Back where we started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bject-Oriented Programming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olut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DI Container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ervice object that builds and manages services in order to provide them to your application</text:p>
              </text:list-item>
              <text:list-item>
                <text:p>Allows us to keep the implementation details of object construction out of application code</text:p>
              </text:list-item>
              <text:list-item>
                <text:p>Handle environmental differences without application code changes</text:p>
                <text:p/>
                <text:p>~ Email 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HP DI Container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ots of options</text:p>
              </text:list-item>
              <text:list-item>
                <text:p>Packagist has pages of them</text:p>
              </text:list-item>
              <text:list-item>
                <text:p>Most (all ?) frameworks have some form of DI container</text:p>
                <text:p/>
              </text:list-item>
              <text:list-item>
                <text:p>Pro-tip:</text:p>
                <text:list>
                  <text:list-item>
                    <text:p>Use the one already present in your 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imple</text:p>
          </draw:text-box>
        </draw:frame>
        <draw:frame presentation:style-name="pr5" draw:layer="layout" svg:width="25.191cm" svg:height="12.182cm" svg:x="1.299cm" svg:y="4.915cm" presentation:class="outline" presentation:user-transformed="true">
          <draw:text-box>
            <text:list text:style-name="L2">
              <text:list-item>
                <text:p>DI Container for Silex (RIP)</text:p>
              </text:list-item>
              <text:list-item>
                <text:p>Configured in PHP using callables</text:p>
              </text:list-item>
              <text:list-item>
                <text:p>Supports extended DIC features:</text:p>
                <text:list>
                  <text:list-item>
                    <text:p>Factories – new instance each time</text:p>
                  </text:list-item>
                  <text:list-item>
                    <text:p>Definition Extension – modify after declaring</text:p>
                  </text:list-item>
                  <text:list-item>
                    <text:p>Parameters – e.g. usernames/passwords</text:p>
                  </text:list-item>
                  <text:list-item>
                    <text:p>Container Extension – register service provi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imple</text:p>
          </draw:text-box>
        </draw:frame>
        <draw:frame presentation:style-name="pr5" draw:layer="layout" svg:width="25.191cm" svg:height="12.182cm" svg:x="1.299cm" svg:y="4.915cm" presentation:class="outline" presentation:user-transformed="true">
          <draw:text-box>
            <text:list text:style-name="L2">
              <text:list-item>
                <text:p>Compile as a PHP extension written in C</text:p>
                <text:list>
                  <text:list-item>
                    <text:p>Huge performance improvement</text:p>
                  </text:list-item>
                </text:list>
                <text:p/>
                <text:p/>
                <text:p/>
              </text:list-item>
              <text:list-item>
                <text:p>https://pimple.symfony.com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aravel Service Container</text:p>
          </draw:text-box>
        </draw:frame>
        <draw:frame presentation:style-name="pr5" draw:layer="layout" svg:width="25.191cm" svg:height="12.182cm" svg:x="1.225cm" svg:y="5.344cm" presentation:class="outline" presentation:user-transformed="true">
          <draw:text-box>
            <text:list text:style-name="L2">
              <text:list-item>
                <text:p>Simple PHP Configuration</text:p>
              </text:list-item>
              <text:list-item>
                <text:p>Zero-Configuration Auto-wiring</text:p>
                <text:list>
                  <text:list-item>
                    <text:p>Resolve dependencies by using Reflection class to read type-hinted arguments</text:p>
                  </text:list-item>
                  <text:list-item>
                    <text:p>Interface binding</text:p>
                    <text:list>
                      <text:list-item>
                        <text:p>Configure concrete class to provide when type-hinting an interf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aravel Service Container</text:p>
          </draw:text-box>
        </draw:frame>
        <draw:frame presentation:style-name="pr5" draw:layer="layout" svg:width="25.191cm" svg:height="12.182cm" svg:x="1.299cm" svg:y="4.915cm" presentation:class="outline" presentation:user-transformed="true">
          <draw:text-box>
            <text:list text:style-name="L2">
              <text:list-item>
                <text:p>Facades</text:p>
                <text:list>
                  <text:list-item>
                    <text:p>Static interface to objects available from the Service Container</text:p>
                  </text:list-item>
                  <text:list-item>
                    <text:p>Cache::get(‘emailPassword’);</text:p>
                  </text:list-item>
                </text:list>
                <text:p/>
                <text:p/>
              </text:list-item>
              <text:list-item>
                <text:p>https://laravel.com/docs/5.7/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ymfony Service Container</text:p>
          </draw:text-box>
        </draw:frame>
        <draw:frame presentation:style-name="pr5" draw:layer="layout" svg:width="25.191cm" svg:height="12.182cm" svg:x="1.299cm" svg:y="4.915cm" presentation:class="outline" presentation:user-transformed="true">
          <draw:text-box>
            <text:list text:style-name="L2">
              <text:list-item>
                <text:p>Configuration in:</text:p>
                <text:list>
                  <text:list-item>
                    <text:p>PHP</text:p>
                  </text:list-item>
                  <text:list-item>
                    <text:p>XML</text:p>
                  </text:list-item>
                  <text:list-item>
                    <text:p>YAML</text:p>
                  </text:list-item>
                </text:list>
              </text:list-item>
              <text:list-item>
                <text:p>Zero-Configuration Auto-wiring</text:p>
                <text:list>
                  <text:list-item>
                    <text:p>Manual binding of un-resolvable dependencies (mix-and-match)</text:p>
                  </text:list-item>
                </text:list>
              </text:list-item>
              <text:list-item>
                <text:p>Interface binding</text:p>
              </text:list-item>
              <text:list-item>
                <text:p>Visibility constra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ymfony Service Container</text:p>
          </draw:text-box>
        </draw:frame>
        <draw:frame presentation:style-name="pr5" draw:layer="layout" svg:width="25.191cm" svg:height="12.182cm" svg:x="1.299cm" svg:y="4.915cm" presentation:class="outline" presentation:user-transformed="true">
          <draw:text-box>
            <text:list text:style-name="L2">
              <text:list-item>
                <text:p>Compiled</text:p>
                <text:list>
                  <text:list-item>
                    <text:p>Service definitions are read from application code one time, then optimized PHP code is written to disk</text:p>
                  </text:list-item>
                  <text:list-item>
                    <text:p>No performance penalty for auto-wiring</text:p>
                  </text:list-item>
                  <text:list-item>
                    <text:p>Register Compiler Passes to modify definitions when compiling</text:p>
                  </text:list-item>
                </text:list>
                <text:p/>
              </text:list-item>
              <text:list-item>
                <text:p>https://symfony.com/doc/current/service_container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HP-DI | The Container for Humans</text:p>
          </draw:text-box>
        </draw:frame>
        <draw:frame presentation:style-name="pr5" draw:layer="layout" svg:width="25.191cm" svg:height="12.182cm" svg:x="1.299cm" svg:y="4.915cm" presentation:class="outline" presentation:user-transformed="true">
          <draw:text-box>
            <text:list text:style-name="L2">
              <text:list-item>
                <text:p>Configuration in:</text:p>
                <text:list>
                  <text:list-item>
                    <text:p>PHP</text:p>
                  </text:list-item>
                  <text:list-item>
                    <text:p>Annotations</text:p>
                  </text:list-item>
                </text:list>
              </text:list-item>
              <text:list-item>
                <text:p>Auto-wiring</text:p>
              </text:list-item>
              <text:list-item>
                <text:p>Container compiling</text:p>
              </text:list-item>
              <text:list-item>
                <text:p>Definition cac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HP-DI | The Container for Humans</text:p>
          </draw:text-box>
        </draw:frame>
        <draw:frame presentation:style-name="pr5" draw:layer="layout" svg:width="25.191cm" svg:height="12.182cm" svg:x="1.299cm" svg:y="4.915cm" presentation:class="outline" presentation:user-transformed="true">
          <draw:text-box>
            <text:list text:style-name="L2">
              <text:list-header>
                <text:p>Proxy injection</text:p>
                <text:list>
                  <text:list-item>
                    <text:p>Proxy object injected until used, then resolved to real dependency</text:p>
                  </text:list-item>
                </text:list>
                <text:p/>
                <text:p/>
                <text:p/>
              </text:list-header>
              <text:list-item>
                <text:p>http://php-di.org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view</text:p>
          </draw:text-box>
        </draw:frame>
        <draw:frame presentation:style-name="pr5" draw:layer="layout" svg:width="25.191cm" svg:height="12.182cm" svg:x="1.299cm" svg:y="4.915cm" presentation:class="outline" presentation:user-transformed="true">
          <draw:text-box>
            <text:list text:style-name="L2">
              <text:list-item>
                <text:p>Dependency Injection</text:p>
              </text:list-item>
              <text:list-item>
                <text:p>DI Containers</text:p>
              </text:list-item>
              <text:list-item>
                <text:p>Review options for DI Contain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php-bkgrd" xlink:href="Pictures/10000201000003B6000002BD067F34F531393B9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php-bkgrd" draw:fill-image-width="0.001cm" draw:fill-image-height="0.001cm" style:repeat="stretch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php-bkgrd" draw:fill-image-width="0.001cm" draw:fill-image-height="0.001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6T09:02:17.702680593</meta:creation-date>
    <meta:generator>LibreOffice/5.1.6.2$Linux_X86_64 LibreOffice_project/10m0$Build-2</meta:generator>
    <dc:date>2018-09-16T20:47:15.322045115</dc:date>
    <meta:editing-duration>PT12H57M9S</meta:editing-duration>
    <meta:editing-cycles>127</meta:editing-cycles>
    <meta:document-statistic meta:object-count="117"/>
  </office:meta>
</office:document-meta>
</file>